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236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 DEF</text:p>
          </table:table-cell>
          <table:table-cell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=Start Progr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=Stop Progr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=Pause Progr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=FreeDriveOn / F=Of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=Speed 100% / F=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=Real mode/ F=Simul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=Initialize Robo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=Temporary Collision of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=Auto-Initialize Ke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=Resume from Out Coll. Stop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DO DE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=Program Run / L=Id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=Program Run / H=Id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=Collision Detect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=Direct Teaching mod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ypass Din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ypass Tool Din 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ypass Tool Din 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=Robot Ready / L=Not Init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=Real mode / L=Simula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=Robot Moving / L=Id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=Robot Moving / H=Id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=Robot Initialize Fai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=Robot Power On / L=Of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=Coll. Detection On / L=Of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=Pause st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1:17:25.441007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08:23:52.025875705</meta:creation-date>
    <dc:date>2019-06-20T11:22:52.810575110</dc:date>
    <meta:editing-duration>PT5M48S</meta:editing-duration>
    <meta:editing-cycles>4</meta:editing-cycles>
    <meta:generator>LibreOffice/5.1.6.2$Linux_X86_64 LibreOffice_project/10m0$Build-2</meta:generator>
    <meta:document-statistic meta:table-count="1" meta:cell-count="56" meta:object-count="0"/>
    <meta:user-defined meta:name="qrichtext">1</meta:user-defined>
  </office:meta>
</office:document-meta>
</file>